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ta7" style:family="table" style:master-page-name="PageStyle_5f_Copy_20_of_20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 office:value-type="string" calcext:value-type="string">
            <text:p>mechanic</text:p>
          </table:table-cell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 office:value-type="string" calcext:value-type="string">
            <text:p>theme</text:p>
          </table:table-cell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 office:value-type="string" calcext:value-type="string">
            <text:p>temporary</text:p>
          </table:table-cell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needyPacket42" table:style-name="ta7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/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 office:value-type="string" calcext:value-type="string">
            <text:p>province</text:p>
          </table:table-cell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py_20_of_20_needyPacket42" style:display-name="PageStyle_Copy of 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149" meta:object-count="0"/>
    <meta:generator>LibreOfficeDev/6.0.5.2$Linux_X86_64 LibreOffice_project/</meta:generator>
  </office:meta>
</office:document-meta>
</file>